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0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fo:color="#3465a4" style:font-name="Arial"/>
    </style:style>
    <style:style style:name="ce11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2" table:default-cell-style-name="ce16"/>
        <table:table-column table:style-name="co6" table:number-columns-repeated="16367" table:default-cell-style-name="ce16"/>
        <table:table-row table:style-name="ro1" table:number-rows-repeated="2">
          <table:table-cell table:number-columns-repeated="16377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HTMLElement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ce5" office:value-type="string" calcext:value-type="string">
            <text:p>CastElement</text:p>
          </table:table-cell>
          <table:table-cell table:style-name="ce27"/>
          <table:table-cell table:style-name="ce5" office:value-type="string" calcext:value-type="string">
            <text:p>CastHTMLElement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27"/>
          <table:table-cell table:style-name="ce6" office:value-type="string" calcext:value-type="string">
            <text:p>Remove</text:p>
          </table:table-cell>
          <table:table-cell table:style-name="ce27"/>
          <table:table-cell table:style-name="ce42"/>
          <table:table-cell table:style-name="ce17" table:number-columns-repeated="16369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 table:style-name="ce27"/>
          <table:table-cell table:style-name="ce6"/>
          <table:table-cell table:style-name="ce27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 table:style-name="ce27"/>
          <table:table-cell table:style-name="ce5"/>
          <table:table-cell table:style-name="ce27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 office:value-type="string" calcext:value-type="string">
            <text:p>TagName ← string</text:p>
          </table:table-cell>
          <table:table-cell/>
          <table:table-cell table:style-name="ce23" office:value-type="string" calcext:value-type="string">
            <text:p>Focu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/>
          <table:table-cell/>
          <table:table-cell table:style-name="ce23" office:value-type="string" calcext:value-type="string">
            <text:p>Id / Set* ← string</text:p>
          </table:table-cell>
          <table:table-cell/>
          <table:table-cell table:style-name="ce23" office:value-type="string" calcext:value-type="string">
            <text:p>Blur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3" office:value-type="string" calcext:value-type="string">
            <text:p>ClassName / Set* ← string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/>
          <table:table-cell table:style-name="ce42" office:value-type="string" calcext:value-type="string">
            <text:p>ClassList ← *TokenList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/>
          <table:table-cell table:style-name="ce42" office:value-type="string" calcext:value-type="string">
            <text:p>Attributes ← *Attributes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ce23" office:value-type="string" calcext:value-type="string">
            <text:p>InnerHTML / Set* ← string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ce23" office:value-type="string" calcext:value-type="string">
            <text:p>OuterHTML / Set* ← string</text:p>
          </table:table-cell>
          <table:table-cell/>
          <table:table-cell table:style-name="ce5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Doc ← *Document</text:p>
          </table:table-cell>
          <table:table-cell/>
          <table:table-cell table:style-name="ce6"/>
          <table:table-cell/>
          <table:table-cell table:style-name="ce19" office:value-type="string" calcext:value-type="string">
            <text:p>Event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43" office:value-type="string" calcext:value-type="string">
            <text:p>Children ← []*Node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ChildrenByTagName ← []*Node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 office:value-type="string" calcext:value-type="string">
            <text:p>ChildrenByClassName ← []*Node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5" office:value-type="string" calcext:value-type="string">
            <text:p>SiblingPrevious ← *Elem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5" office:value-type="string" calcext:value-type="string">
            <text:p>SiblingNext ← *Elem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/>
          <table:table-cell/>
          <table:table-cell table:style-name="ce41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SelectorClosest ← *Element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SelectorMatches ← bool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SelectorQueryFirst ← *Element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electorQueryAll ← []*Node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24" office:value-type="string" calcext:value-type="string">
            <text:p>InsertAdjacentElement ← *Elemen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InsertAdjacentTex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InsertAdjacentHTML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3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3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17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/>
          <table:table-cell table:style-name="ce17"/>
          <table:table-cell table:number-columns-repeated="16369"/>
        </table:table-row>
        <table:table-row table:style-name="ro4">
          <table:table-cell/>
          <table:table-cell table:style-name="ce6"/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0" office:value-type="string" calcext:value-type="string">
            <text:p>CastDocumentType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0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Name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PublicId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SystemId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71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/>
          <table:table-cell table:style-name="Default"/>
          <table:table-cell table:number-columns-repeated="16369"/>
        </table:table-row>
        <table:table-row table:style-name="ro4">
          <table:table-cell/>
          <table:table-cell table:style-name="ce6"/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/>
          <table:table-cell table:style-name="Default"/>
          <table:table-cell table:number-columns-repeated="16369"/>
        </table:table-row>
        <table:table-row table:style-name="ro4">
          <table:table-cell/>
          <table:table-cell table:style-name="ce6"/>
          <table:table-cell table:style-name="ce27"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CastDocumen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GetDocument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ocation ← Location</text:p>
          </table:table-cell>
          <table:table-cell table:number-columns-repeated="16371"/>
        </table:table-row>
        <table:table-row table:style-name="ro4">
          <table:table-cell/>
          <table:table-cell table:style-name="ce7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CompatMode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LastModified ← string / TODO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GetDocument ← *Document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tion ← *Location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24" office:value-type="string" calcext:value-type="string">
            <text:p>Body / Set* ← HTMLElement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Navigator ← *Navigator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/>
          <table:table-cell/>
          <table:table-cell table:style-name="ce6" office:value-type="string" calcext:value-type="string">
            <text:p>Image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InnerWidth ← int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InnerHeihgt ← int</text:p>
          </table:table-cell>
          <table:table-cell/>
          <table:table-cell table:style-name="ce6" office:value-type="string" calcext:value-type="string">
            <text:p>Plugin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ScrollX ← float64</text:p>
          </table:table-cell>
          <table:table-cell/>
          <table:table-cell table:style-name="ce6" office:value-type="string" calcext:value-type="string">
            <text:p>Link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ScrollY ← float64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PageXOffset ← float64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PageYOffset </text:span><text:span text:style-name="T2">← float64</text:span></text:p>
          </table:table-cell>
          <table:table-cell/>
          <table:table-cell table:style-name="ce6" office:value-type="string" calcext:value-type="string">
            <text:p>Window ← Window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X ← int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Left ← int</text:p>
          </table:table-cell>
          <table:table-cell/>
          <table:table-cell table:style-name="ce5" office:value-type="string" calcext:value-type="string">
            <text:p>Hidden ← Bool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Y ← int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Top ← int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OuterWidth ← int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OuterHeight ← int</text:p>
          </table:table-cell>
          <table:table-cell/>
          <table:table-cell table:style-name="ce6" office:value-type="string" calcext:value-type="string">
            <text:p><text:span text:style-name="T3">RootEleme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3">FocusedEleme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/>
          <table:table-cell table:style-name="ce5" office:value-type="string" calcext:value-type="string">
            <text:p>FullscreenElemen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essionStorage ← *Storage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LocalStorage ← *Storage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/>
          <table:table-cell/>
          <table:table-cell table:style-name="ce5" office:value-type="string" calcext:value-type="string">
            <text:p><text:span text:style-name="T1">Children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Open ← *Window</text:p>
          </table:table-cell>
          <table:table-cell/>
          <table:table-cell table:style-name="ce6" office:value-type="string" calcext:value-type="string">
            <text:p><text:span text:style-name="T3">ChildrenByTagName</text:span><text:span text:style-name="T4">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Alert</text:p>
          </table:table-cell>
          <table:table-cell/>
          <table:table-cell table:style-name="ce6" office:value-type="string" calcext:value-type="string">
            <text:p><text:span text:style-name="T3">ChildrenByClassName</text:span><text:span text:style-name="T4">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Confirm ← bool</text:p>
          </table:table-cell>
          <table:table-cell/>
          <table:table-cell table:style-name="ce5" office:value-type="string" calcext:value-type="string">
            <text:p><text:span text:style-name="T1">ChildrenByName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Prompt ← string</text:p>
          </table:table-cell>
          <table:table-cell/>
          <table:table-cell table:style-name="ce6" office:value-type="string" calcext:value-type="string">
            <text:p><text:span text:style-name="T3">ChildrenAtPoint </text:span><text:span text:style-name="T4">← </text:span>[]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Closed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ChildById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Focus</text:p>
          </table:table-cell>
          <table:table-cell/>
          <table:table-cell table:style-name="ce6" office:value-type="string" calcext:value-type="string">
            <text:p><text:span text:style-name="T3">ChildAtPoi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Blur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20"/>
          <table:table-cell/>
          <table:table-cell table:style-name="ce6" office:value-type="string" calcext:value-type="string">
            <text:p><text:span text:style-name="T3">SelectorQueryFirs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6" office:value-type="string" calcext:value-type="string">
            <text:p><text:span text:style-name="T3">SelectorQueryAll </text:span><text:span text:style-name="T4">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GenericEvent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MouseEvent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FocusEvent</text:p>
          </table:table-cell>
          <table:table-cell/>
          <table:table-cell table:style-name="ce23" office:value-type="string" calcext:value-type="string">
            <text:p><text:span text:style-name="T7">CreateAttribute </text:span><text:span text:style-name="T1"> ← *Attribut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PointerEvent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InputEve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KeyboardEvent</text:p>
          </table:table-cell>
          <table:table-cell/>
          <table:table-cell table:style-name="ce23" office:value-type="string" calcext:value-type="string">
            <text:p>AppendNode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ResizeEve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WheelEvent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BeforeUnloadEvent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PageTransitionEve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41"/>
          <table:table-cell/>
          <table:table-cell table:style-name="ce5" office:value-type="string" calcext:value-type="string">
            <text:p>AddFocus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Pointer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Input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Keyboard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Resize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Wheel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Fullscreen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41"/>
          <table:table-cell table:number-columns-repeated="16371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71"/>
        </table:table-row>
        <table:table-row table:style-name="ro1" table:number-rows-repeated="1048441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5" table:default-cell-style-name="ce16"/>
        <table:table-column table:style-name="co7" table:default-cell-style-name="ce16"/>
        <table:table-column table:style-name="co6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18" office:value-type="string" calcext:value-type="string">
            <text:p>Location</text:p>
          </table:table-cell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Cast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/>
          <table:table-cell table:style-name="ce20" office:value-type="string" calcext:value-type="string">
            <text:p>CastLocation</text:p>
          </table:table-cell>
          <table:table-cell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 office:value-type="string" calcext:value-type="string">
            <text:p>NewAttribute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20" office:value-type="string" calcext:value-type="string">
            <text:p>URL ← *url.URL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OwnerElement ← *Element</text:p>
          </table:table-cell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28" office:value-type="string" calcext:value-type="string">
            <text:p>Navigate</text:p>
          </table:table-cell>
          <table:table-cell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28" office:value-type="string" calcext:value-type="string">
            <text:p>Display</text:p>
          </table:table-cell>
          <table:table-cell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28" office:value-type="string" calcext:value-type="string">
            <text:p>Reload</text:p>
          </table:table-cell>
          <table:table-cell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71"/>
          <table:table-cell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ce44" office:value-type="string" calcext:value-type="string">
            <text:p>Update</text:p>
          </table:table-cell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/>
          <table:table-cell table:style-name="ce18" office:value-type="string" calcext:value-type="string">
            <text:p>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5"/>
          <table:table-cell table:style-name="ce20" office:value-type="string" calcext:value-type="string">
            <text:p>Cast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3"/>
          <table:table-cell table:style-name="ce10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/>
          <table:table-cell table:style-name="ce20" office:value-type="string" calcext:value-type="string">
            <text:p>UserAgent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0" office:value-type="string" calcext:value-type="string">
            <text:p>Langage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/>
          <table:table-cell table:style-name="ce20" office:value-type="string" calcext:value-type="string">
            <text:p>OnLin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/>
          <table:table-cell table:style-name="ce20" office:value-type="string" calcext:value-type="string">
            <text:p>CookieEnabled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At ← Attribute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IsTrue ← bool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*Attribute</text:p>
          </table:table-cell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Value ← string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itle / Set* ← string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Hidden / Set* ← bool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raggable / Set* ←-bool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Spellcheck / Set* ←-bool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8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HTML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Html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20" office:value-type="string" calcext:value-type="string">
            <text:p>CastHtml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3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10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119" office:value-type="string" calcext:value-type="string">
            <text:p>WillValidate ← bool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19" office:value-type="string" calcext:value-type="string">
            <text:p>ValidationMessage ← string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4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0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1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Default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16T16:21:16.662000000</dc:date>
    <meta:editing-duration>PT17H6M58S</meta:editing-duration>
    <meta:editing-cycles>47</meta:editing-cycles>
    <meta:generator>LibreOffice/7.4.3.2$Windows_X86_64 LibreOffice_project/1048a8393ae2eeec98dff31b5c133c5f1d08b890</meta:generator>
    <meta:document-statistic meta:table-count="5" meta:cell-count="469" meta:object-count="0"/>
  </office:meta>
</office:document-meta>
</file>